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10-0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9-18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6-27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3-14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2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9-24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6-27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3-11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12-1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9-27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6-27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3-03-23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2-1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1-22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9-28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6-27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3-15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2-1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1-02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9-23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6-15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3-18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4882" calcext:value-type="float">
            <text:p>30.424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42588965517" calcext:value-type="float">
            <text:p>30.344258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61064" calcext:value-type="float">
            <text:p>30.36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41608275862" calcext:value-type="float">
            <text:p>30.374160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4584" calcext:value-type="float">
            <text:p>30.38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77776" calcext:value-type="float">
            <text:p>30.42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38736" calcext:value-type="float">
            <text:p>30.43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49277419355" calcext:value-type="float">
            <text:p>30.454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2464" calcext:value-type="float">
            <text:p>30.47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3406451613" calcext:value-type="float">
            <text:p>30.4893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4684137931" calcext:value-type="float">
            <text:p>30.48346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38432258064" calcext:value-type="float">
            <text:p>30.5038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82096774193" calcext:value-type="float">
            <text:p>30.65820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5576" calcext:value-type="float">
            <text:p>30.69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7328" calcext:value-type="float">
            <text:p>30.72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02052" calcext:value-type="float">
            <text:p>30.75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05432258064" calcext:value-type="float">
            <text:p>30.7705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95483870968" calcext:value-type="float">
            <text:p>30.799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6808" calcext:value-type="float">
            <text:p>30.82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5239483871" calcext:value-type="float">
            <text:p>30.8352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07384" calcext:value-type="float">
            <text:p>30.85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4378064516" calcext:value-type="float">
            <text:p>30.8734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82934285714" calcext:value-type="float">
            <text:p>30.86829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62110967742" calcext:value-type="float">
            <text:p>30.8662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80503225806" calcext:value-type="float">
            <text:p>30.8580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09100689655" calcext:value-type="float">
            <text:p>30.850910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2238709677" calcext:value-type="float">
            <text:p>30.8332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72612" calcext:value-type="float">
            <text:p>30.81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22030967742" calcext:value-type="float">
            <text:p>30.80220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10926451613" calcext:value-type="float">
            <text:p>30.7910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35224" calcext:value-type="float">
            <text:p>30.77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23535483871" calcext:value-type="float">
            <text:p>30.752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6388" calcext:value-type="float">
            <text:p>30.739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5511483871" calcext:value-type="float">
            <text:p>30.7255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36074285714" calcext:value-type="float">
            <text:p>30.71360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34872258065" calcext:value-type="float">
            <text:p>30.7034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84552" calcext:value-type="float">
            <text:p>30.71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21128" calcext:value-type="float">
            <text:p>30.72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7416774194" calcext:value-type="float">
            <text:p>30.72374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38984" calcext:value-type="float">
            <text:p>30.73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30418064516" calcext:value-type="float">
            <text:p>30.75304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4279483871" calcext:value-type="float">
            <text:p>30.7742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8932" calcext:value-type="float">
            <text:p>30.793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57427096774" calcext:value-type="float">
            <text:p>30.8057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0868" calcext:value-type="float">
            <text:p>30.82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49936774194" calcext:value-type="float">
            <text:p>30.83499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62102857143" calcext:value-type="float">
            <text:p>30.85621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46668387097" calcext:value-type="float">
            <text:p>30.8746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86110967742" calcext:value-type="float">
            <text:p>31.0186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2183225806" calcext:value-type="float">
            <text:p>31.05921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58408" calcext:value-type="float">
            <text:p>31.08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3003870968" calcext:value-type="float">
            <text:p>31.1013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89695483871" calcext:value-type="float">
            <text:p>31.1089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59576" calcext:value-type="float">
            <text:p>31.10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50655483871" calcext:value-type="float">
            <text:p>31.1150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94856" calcext:value-type="float">
            <text:p>31.13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5572" calcext:value-type="float">
            <text:p>31.153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33674482759" calcext:value-type="float">
            <text:p>31.173367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41464" calcext:value-type="float">
            <text:p>31.19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68061935484" calcext:value-type="float">
            <text:p>31.2768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24952" calcext:value-type="float">
            <text:p>31.29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9646451613" calcext:value-type="float">
            <text:p>31.2909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16824" calcext:value-type="float">
            <text:p>31.29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1048" calcext:value-type="float">
            <text:p>31.29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23122580645" calcext:value-type="float">
            <text:p>31.282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02016" calcext:value-type="float">
            <text:p>31.28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33938064516" calcext:value-type="float">
            <text:p>31.2833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0032" calcext:value-type="float">
            <text:p>31.29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1288516129" calcext:value-type="float">
            <text:p>31.3012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4434285714" calcext:value-type="float">
            <text:p>31.30644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63116129032" calcext:value-type="float">
            <text:p>31.3263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73321290323" calcext:value-type="float">
            <text:p>31.52733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0008" calcext:value-type="float">
            <text:p>31.5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67276129032" calcext:value-type="float">
            <text:p>31.60672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95537931034" calcext:value-type="float">
            <text:p>31.63955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5464516129" calcext:value-type="float">
            <text:p>31.6935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42403870968" calcext:value-type="float">
            <text:p>31.76424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4328" calcext:value-type="float">
            <text:p>31.8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14611612903" calcext:value-type="float">
            <text:p>31.8714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30376" calcext:value-type="float">
            <text:p>31.87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72332903226" calcext:value-type="float">
            <text:p>31.86723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0492857143" calcext:value-type="float">
            <text:p>31.854049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70771612903" calcext:value-type="float">
            <text:p>31.8470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1633" calcext:value-type="float">
            <text:p>31.8616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9495652174" calcext:value-type="float">
            <text:p>31.8489495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8331" calcext:value-type="float">
            <text:p>31.8583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31902608696" calcext:value-type="float">
            <text:p>31.85319026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6495" calcext:value-type="float">
            <text:p>31.8666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9728" calcext:value-type="float">
            <text:p>31.8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44016" calcext:value-type="float">
            <text:p>31.86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36624" calcext:value-type="float">
            <text:p>31.89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3632" calcext:value-type="float">
            <text:p>31.8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45184" calcext:value-type="float">
            <text:p>31.88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4742" calcext:value-type="float">
            <text:p>31.844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1412" calcext:value-type="float">
            <text:p>31.87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35" calcext:value-type="float">
            <text:p>31.8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29" calcext:value-type="float">
            <text:p>30.82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0708" calcext:value-type="float">
            <text:p>30.81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2948" calcext:value-type="float">
            <text:p>29.68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078" calcext:value-type="float">
            <text:p>29.10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7252" calcext:value-type="float">
            <text:p>29.06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554" calcext:value-type="float">
            <text:p>29.08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3724" calcext:value-type="float">
            <text:p>29.03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0484" calcext:value-type="float">
            <text:p>29.78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2508" calcext:value-type="float">
            <text:p>29.97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758" calcext:value-type="float">
            <text:p>30.16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3004" calcext:value-type="float">
            <text:p>30.89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9628" calcext:value-type="float">
            <text:p>29.78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3076" calcext:value-type="float">
            <text:p>29.18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3264" calcext:value-type="float">
            <text:p>30.4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5392" calcext:value-type="float">
            <text:p>30.6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0788" calcext:value-type="float">
            <text:p>31.45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7704" calcext:value-type="float">
            <text:p>31.6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8056" calcext:value-type="float">
            <text:p>32.1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2422" calcext:value-type="float">
            <text:p>32.332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80182857143" calcext:value-type="float">
            <text:p>32.36801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8612" calcext:value-type="float">
            <text:p>32.32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3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568" meta:object-count="0"/>
    <meta:user-defined meta:name="AppVersion">3.0</meta:user-defined>
  </office:meta>
</office:document-meta>
</file>